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16a" officeooo:paragraph-rsid="0004c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3:42:18.750955481</meta:creation-date>
    <dc:date>2020-03-13T13:42:40.65396032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3.4.2.0$Linux_X86_64 LibreOffice_project/30$Build-2</meta:generator>
  </office:meta>
</office:document-meta>
</file>